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style:protect="siz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cffff" draw:textarea-horizontal-align="center" draw:textarea-vertical-align="middle"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Rounded_20_short_20_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0.333cm" svg:x="7cm" svg:y="3.001cm">
          <text:p text:style-name="P1"><text:span text:style-name="T1">MainWindow</text:span></text:p>
        </draw:rect>
        <draw:rect draw:style-name="gr2" draw:text-style-name="P1" draw:layer="layout" svg:width="2cm" svg:height="1.333cm" svg:x="7cm" svg:y="3.334cm">
          <text:p/>
        </draw:rect>
        <draw:rect draw:style-name="gr1" draw:text-style-name="P2" draw:layer="layout" svg:width="2cm" svg:height="0.333cm" svg:x="7cm" svg:y="5.334cm">
          <text:p text:style-name="P1"><text:span text:style-name="T1">Scene</text:span></text:p>
        </draw:rect>
        <draw:rect draw:style-name="gr2" draw:text-style-name="P1" draw:layer="layout" svg:width="2cm" svg:height="1.333cm" svg:x="7cm" svg:y="5.667cm">
          <text:p/>
        </draw:rect>
        <draw:rect draw:style-name="gr3" draw:text-style-name="P2" draw:layer="layout" svg:width="2cm" svg:height="0.333cm" svg:x="17cm" svg:y="3.001cm">
          <text:p text:style-name="P1"><text:span text:style-name="T1">Junction</text:span></text:p>
        </draw:rect>
        <draw:rect draw:style-name="gr2" draw:text-style-name="P1" draw:layer="layout" svg:width="2cm" svg:height="1.333cm" svg:x="17cm" svg:y="3.334cm">
          <text:p/>
        </draw:rect>
        <draw:rect draw:style-name="gr3" draw:text-style-name="P2" draw:layer="layout" svg:width="2cm" svg:height="0.333cm" svg:x="17cm" svg:y="5.335cm">
          <text:p text:style-name="P1"><text:span text:style-name="T1">Road</text:span></text:p>
        </draw:rect>
        <draw:rect draw:style-name="gr2" draw:text-style-name="P1" draw:layer="layout" svg:width="2cm" svg:height="1.333cm" svg:x="17cm" svg:y="5.667cm">
          <text:p/>
        </draw:rect>
        <draw:rect draw:style-name="gr3" draw:text-style-name="P2" draw:layer="layout" svg:width="2cm" svg:height="0.333cm" svg:x="10cm" svg:y="3cm">
          <text:p text:style-name="P1"><text:span text:style-name="T1">Simulation</text:span></text:p>
        </draw:rect>
        <draw:rect draw:style-name="gr2" draw:text-style-name="P1" draw:layer="layout" svg:width="2cm" svg:height="1.333cm" svg:x="10cm" svg:y="3.333cm">
          <text:p/>
        </draw:rect>
        <draw:rect draw:style-name="gr3" draw:text-style-name="P2" draw:layer="layout" svg:width="2cm" svg:height="0.333cm" svg:x="13cm" svg:y="5.668cm">
          <text:p text:style-name="P1"><text:span text:style-name="T1">TrafficGenerator</text:span></text:p>
        </draw:rect>
        <draw:rect draw:style-name="gr2" draw:text-style-name="P1" draw:layer="layout" svg:width="2cm" svg:height="1.333cm" svg:x="13cm" svg:y="6cm">
          <text:p/>
        </draw:rect>
        <draw:rect draw:style-name="gr3" draw:text-style-name="P2" draw:layer="layout" svg:width="2cm" svg:height="0.333cm" svg:x="17cm" svg:y="7.668cm">
          <text:p text:style-name="P1"><text:span text:style-name="T1">Vehicle</text:span></text:p>
        </draw:rect>
        <draw:rect draw:style-name="gr2" draw:text-style-name="P1" draw:layer="layout" svg:width="2cm" svg:height="1.333cm" svg:x="17cm" svg:y="8cm">
          <text:p/>
        </draw:rect>
        <draw:custom-shape draw:style-name="gr4" draw:text-style-name="P3" draw:layer="layout" svg:width="2cm" svg:height="0.666cm" svg:x="8.466cm" svg:y="1.334cm">
          <text:p text:style-name="P3"><text:span text:style-name="T2">main.cp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1" draw:layer="layout" svg:x1="9cm" svg:y1="2cm" svg:x2="8cm" svg:y2="3cm">
          <text:p/>
        </draw:line>
        <draw:line draw:style-name="gr5" draw:text-style-name="P1" draw:layer="layout" svg:x1="10cm" svg:y1="2cm" svg:x2="11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hard Crook</meta:initial-creator>
    <meta:creation-date>2009-12-06T10:32:23.05</meta:creation-date>
    <dc:date>2011-01-15T11:31:53.47</dc:date>
    <dc:creator>Richard Crook</dc:creator>
    <meta:editing-duration>PT1H4M20S</meta:editing-duration>
    <meta:editing-cycles>3</meta:editing-cycles>
    <meta:generator>OpenOffice.org/3.3$Win32 OpenOffice.org_project/330m18$Build-9556</meta:generator>
    <meta:document-statistic meta:object-count="17"/>
  </office:meta>
</office:document-meta>
</file>